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7932F5460AD358F5.jpg" manifest:media-type="image/jpeg"/>
  <manifest:file-entry manifest:full-path="Pictures/1000000000000DB4000009B072D852C3AEC730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style:paragraph-properties fo:text-align="start"/>
      <style:text-properties fo:font-size="32pt" style:font-size-asian="32pt" style:font-size-complex="32pt"/>
    </style:style>
    <style:style style:name="P1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33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382cm" svg:height="2.283cm" svg:x="5.334cm" svg:y="12.954cm">
          <draw:text-box>
            <text:p text:style-name="P5"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9" draw:layer="layout" svg:width="25.237cm" svg:height="12.607cm" svg:x="2.226cm" svg:y="6.067cm" presentation:class="subtitle">
          <draw:text-box>
            <text:list text:style-name="L4">
              <text:list-item>
                <text:p text:style-name="P8">Dlaczego?</text:p>
              </text:list-item>
              <text:list-item>
                <text:p text:style-name="P8">gtest</text:p>
              </text:list-item>
              <text:list-item>
                <text:p text:style-name="P8">gmock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9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8">Struktura testu</text:p>
              </text:list-item>
              <text:list-item>
                <text:p text:style-name="P8">Kompilacja</text:p>
              </text:list-item>
              <text:list-item>
                <text:p text:style-name="P8">Makro TEST(test_case_name, test_name)</text:p>
              </text:list-item>
              <text:list-item>
                <text:p text:style-name="P8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9" draw:layer="layout" svg:width="25.237cm" svg:height="12.607cm" svg:x="2.226cm" svg:y="6.067cm" presentation:class="subtitle">
          <draw:text-box>
            <text:list text:style-name="L5">
              <text:list-item>
                <text:p text:style-name="P8">Makro EXPECT_EQ(expected, actual)</text:p>
              </text:list-item>
              <text:list-item>
                <text:p text:style-name="P8">Wypisywanie dodatkowych informacji w przypadku błędu</text:p>
              </text:list-item>
              <text:list-item>
                <text:p text:style-name="P8">Flagi:</text:p>
                <text:list>
                  <text:list-item>
                    <text:p text:style-name="P8">--gtest_repeat=2</text:p>
                  </text:list-item>
                  <text:list-item>
                    <text:p text:style-name="P8">--gtest_filter=SumTest.MixedArgs</text:p>
                  </text:list-item>
                  <text:list-item>
                    <text:p text:style-name="P8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9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8">EXPECT_FLOAT_EQ(expected, actual)</text:p>
              </text:list-item>
              <text:list-item>
                <text:p text:style-name="P8">EXPECT_THROW(statement, exception)</text:p>
              </text:list-item>
              <text:list-item>
                <text:p text:style-name="P8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3" draw:text-style-name="P11" draw:layer="layout" svg:width="25.237cm" svg:height="12.807cm" svg:x="2.226cm" svg:y="6.067cm" presentation:class="subtitle" presentation:user-transformed="true">
          <draw:text-box>
            <text:list text:style-name="L5">
              <text:list-item>
                <text:p text:style-name="P10"><text:span text:style-name="T8">ASSERT_* vs EXPECT_*</text:span></text:p>
              </text:list-item>
              <text:list-item>
                <text:p text:style-name="P10"><text:span text:style-name="T8">Wartości logiczne:</text:span></text:p>
                <text:list>
                  <text:list-item>
                    <text:p text:style-name="P10"><text:span text:style-name="T8">ASSERT_TRUE / ASSERT_FALSE</text:span></text:p>
                  </text:list-item>
                </text:list>
              </text:list-item>
              <text:list-item>
                <text:p text:style-name="P10"><text:span text:style-name="T8">Porównanie wartości:</text:span></text:p>
                <text:list>
                  <text:list-item>
                    <text:p text:style-name="P10"><text:span text:style-name="T8">ASSERT_EQ / ASSERT_NE</text:span></text:p>
                  </text:list-item>
                  <text:list-item>
                    <text:p text:style-name="P10"><text:span text:style-name="T8">ASSERT_LT / ASSERT_LE …</text:span></text:p>
                  </text:list-item>
                </text:list>
              </text:list-item>
              <text:list-item>
                <text:p text:style-name="P10"><text:span text:style-name="T8">Łańcuchy znaków w C:</text:span></text:p>
                <text:list>
                  <text:list-item>
                    <text:p text:style-name="P10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11" draw:layer="layout" svg:width="25.237cm" svg:height="12.607cm" svg:x="2.226cm" svg:y="6.067cm" presentation:class="subtitle" presentation:user-transformed="true">
          <draw:text-box>
            <text:list text:style-name="L5">
              <text:list-item>
                <text:p text:style-name="P8">ASSERT_EXIT(statement, predicate, regex)</text:p>
              </text:list-item>
              <text:list-item>
                <text:p text:style-name="P8">Pod spodem gtest tworzy nowy proces w którym wykonuje kod <text:span text:style-name="T9">statement, </text:span><text:span text:style-name="T10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72D852C3AEC73091.jpg" xlink:type="simple" xlink:show="embed" xlink:actuate="onLoad"/>
    <draw:fill-image draw:name="Bitmap_20_2" draw:display-name="Bitmap 2" xlink:href="Pictures/1000000000000DB4000009B07932F5460AD358F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text-style-name="MP5" draw:layer="backgroundobjects" svg:width="11.146cm" svg:height="1.267cm" svg:x="25.684cm" svg:y="19.558cm">
        <draw:text-box>
          <text:p><text:page-number>&lt;number&gt;</text:page-number></text:p>
        </draw:text-box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6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creator>robert </dc:creator>
    <dc:date>2017-04-06T23:02:25.038623328</dc:date>
    <meta:editing-cycles>17</meta:editing-cycles>
    <meta:editing-duration>PT32M12S</meta:editing-duration>
    <meta:generator>LibreOffice/5.0.3.2$Linux_X86_64 LibreOffice_project/00m0$Build-2</meta:generator>
    <meta:document-statistic meta:object-count="57"/>
  </office:meta>
</office:document-meta>
</file>